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To the unknown and the unknowable: I Love You!!!</text:p>
      <text:p text:style-name="Standard"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athan </meta:initial-creator>
    <meta:creation-date>2015-03-04T09:29:27</meta:creation-date>
    <meta:document-statistic meta:table-count="0" meta:image-count="0" meta:object-count="0" meta:page-count="1" meta:paragraph-count="2" meta:word-count="10" meta:character-count="49"/>
    <dc:date>2015-03-04T09:30:42</dc:date>
    <dc:creator>Jonathan </dc:creator>
    <meta:editing-duration>PT1M15S</meta:editing-duration>
    <meta:editing-cycles>1</meta:editing-cycles>
    <meta:generator>OpenOffice/4.1.1$Unix OpenOffice.org_project/411m6$Build-9775</meta:generator>
  </office:meta>
</office:document-meta>
</file>